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9e96c436-c562-493a-a394-f02e3a2cf51f</text:p>
          </table:table-cell>
          <table:table-cell office:value-type="string">
            <text:p>Test1111.baccc48f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4-17T08:27:29Z</text:p>
          </table:table-cell>
          <table:table-cell office:value-type="string">
            <text:p>2025-04-18T08:26:59Z</text:p>
          </table:table-cell>
        </table:table-row>
        <table:table-row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2372dd6a-205f-4cba-a1c2-40710630bc64</text:p>
          </table:table-cell>
          <table:table-cell office:value-type="string">
            <text:p>EUTest.e55d277c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08T02:16:36Z</text:p>
          </table:table-cell>
          <table:table-cell office:value-type="string">
            <text:p>2025-05-16T01:57:19Z</text:p>
          </table:table-cell>
        </table:table-row>
        <table:table-row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80125cad-cd4d-47de-bc1a-0193b3e2e92d</text:p>
          </table:table-cell>
          <table:table-cell office:value-type="string">
            <text:p>FR7-STG-BS.69aa4560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1-15T00:25:26Z</text:p>
          </table:table-cell>
          <table:table-cell office:value-type="string">
            <text:p>2025-01-15T00:27:45Z</text:p>
          </table:table-cell>
        </table:table-row>
        <table:table-row>
          <table:table-cell office:value-type="string">
            <text:p>aeeb649f-a2b5-4975-97d5-5c840d5a0f1a</text:p>
          </table:table-cell>
          <table:table-cell office:value-type="string">
            <text:p>FR2-STG-BS.3b714a5e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17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1-15T00:25:06Z</text:p>
          </table:table-cell>
          <table:table-cell office:value-type="string">
            <text:p>2025-01-15T00:27:36Z</text:p>
          </table:table-cell>
        </table:table-row>
        <table:table-row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18a75f9e-ad62-4a90-b7e8-113b148e65f1</text:p>
          </table:table-cell>
          <table:table-cell office:value-type="string">
            <text:p>FR2-STG-TEST3.5bac98f4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61
eu-central-stg-c-hb:192.168.90.10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11:03Z</text:p>
          </table:table-cell>
          <table:table-cell office:value-type="string">
            <text:p>2025-01-13T06:13:03Z</text:p>
          </table:table-cell>
        </table:table-row>
        <table:table-row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1a6f516f-5f02-4866-a156-6aab9e5d12ea</text:p>
          </table:table-cell>
          <table:table-cell office:value-type="string">
            <text:p>FR7-STG-TEST2.345be6b5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7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1-10T05:23:47Z</text:p>
          </table:table-cell>
          <table:table-cell office:value-type="string">
            <text:p>2025-01-12T23:37:48Z</text:p>
          </table:table-cell>
        </table:table-row>
        <table:table-row>
          <table:table-cell office:value-type="string">
            <text:p>a387e76f-f4b7-43d8-8939-b8176985ecc8</text:p>
          </table:table-cell>
          <table:table-cell office:value-type="string">
            <text:p>FR7-STG-TEST1.ce4f5509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6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1-10T05:22:52Z</text:p>
          </table:table-cell>
          <table:table-cell office:value-type="string">
            <text:p>2025-01-14T01:04:37Z</text:p>
          </table:table-cell>
        </table:table-row>
        <table:table-row>
          <table:table-cell office:value-type="string">
            <text:p>822121e9-c96f-4a2e-b238-388185bf70ad</text:p>
          </table:table-cell>
          <table:table-cell office:value-type="string">
            <text:p>FR2-STG-TEST2.8dd0d391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6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1-10T05:21:50Z</text:p>
          </table:table-cell>
          <table:table-cell office:value-type="string">
            <text:p>2025-01-12T23:37:49Z</text:p>
          </table:table-cell>
        </table:table-row>
        <table:table-row>
          <table:table-cell office:value-type="string">
            <text:p>af802e60-4f17-4d26-9b55-8dba42dfa190</text:p>
          </table:table-cell>
          <table:table-cell office:value-type="string">
            <text:p>FR2-STG-TEST1.943075b5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53
eu-central-stg-c-hb:192.168.90.12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0T05:20:49Z</text:p>
          </table:table-cell>
          <table:table-cell office:value-type="string">
            <text:p>2025-01-14T01:51:58Z</text:p>
          </table:table-cell>
        </table:table-row>
        <table:table-row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4-11-25T23:52:22Z</text:p>
          </table:table-cell>
        </table:table-row>
        <table:table-row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26T13:54:56Z</text:p>
          </table:table-cell>
        </table:table-row>
        <table:table-row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